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paragraph-rsid="00127a3f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paragraph-rsid="0013f284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paragraph-rsid="0010235d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127a3f" style:font-weight-asian="bold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10235d" officeooo:paragraph-rsid="0013f284" fo:background-color="transparent" style:font-weight-asian="bold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17a3dd" fo:background-color="transparent" style:font-weight-asian="bold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1c09b1" fo:background-color="transparent" style:font-weight-asian="bold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1c09b1" fo:background-color="transparent" style:font-weight-asian="normal" style:font-weight-complex="normal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0cf98c" style:font-weight-asian="bold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27a3f" style:font-weight-asian="bold" style:font-weight-complex="bol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0235d" officeooo:paragraph-rsid="00127a3f" fo:background-color="#fff200" style:font-weight-asian="bold" style:font-weight-complex="bold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27a3f" fo:background-color="#fff200" style:font-weight-asian="bold" style:font-weight-complex="bol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0cf98c" fo:background-color="#fff200" style:font-weight-asian="bold" style:font-weight-complex="bol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3f284" fo:background-color="#fff200" style:font-weight-asian="bold" style:font-weight-complex="bold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593c2" fo:background-color="#fff200" style:font-weight-asian="bold" style:font-weight-complex="bol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7a3dd" fo:background-color="#fff200" style:font-weight-asian="bold" style:font-weight-complex="bol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c09b1" fo:background-color="#fff200" style:font-weight-asian="bold" style:font-weight-complex="bold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fb191" fo:background-color="#fff200" style:font-weight-asian="bold" style:font-weight-complex="bold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3f284" officeooo:paragraph-rsid="0013f284" fo:background-color="#fff200" style:font-weight-asian="bold" style:font-weight-complex="bold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593c2" officeooo:paragraph-rsid="001593c2" fo:background-color="#fff200" style:font-weight-asian="bold" style:font-weight-complex="bold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7a3dd" officeooo:paragraph-rsid="0017a3dd" fo:background-color="#fff200" style:font-weight-asian="bold" style:font-weight-complex="bold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0235d" officeooo:paragraph-rsid="0013f284" fo:background-color="transparent" style:font-weight-asian="bold" style:font-weight-complex="bold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27a3f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3f284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fb191" officeooo:paragraph-rsid="001fb191"/>
    </style:style>
    <style:style style:name="P2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1c7445" officeooo:paragraph-rsid="001593c2" fo:background-color="transparent" style:font-weight-asian="bold" style:font-weight-complex="bold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break-before="page"/>
      <style:text-properties fo:font-variant="normal" fo:text-transform="none" fo:color="#212121" fo:font-size="10.5pt" fo:letter-spacing="normal" fo:font-style="normal" fo:font-weight="bold" officeooo:rsid="0013f284" officeooo:paragraph-rsid="001c09b1" fo:background-color="#fff200" style:font-weight-asian="bold" style:font-weight-complex="bold"/>
    </style:style>
    <style:style style:name="P3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c7445" officeooo:paragraph-rsid="0015caad" fo:background-color="transparent" style:font-weight-asian="bold" style:font-weight-complex="bold"/>
    </style:style>
    <style:style style:name="P3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1c7445" officeooo:paragraph-rsid="0015caad" fo:background-color="transparent" style:font-weight-asian="normal" style:font-weight-complex="normal"/>
    </style:style>
    <style:style style:name="P3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3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 officeooo:paragraph-rsid="00127a3f"/>
    </style:style>
    <style:style style:name="P3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 officeooo:paragraph-rsid="0013f284"/>
    </style:style>
    <style:style style:name="P3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3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 officeooo:paragraph-rsid="00127a3f"/>
    </style:style>
    <style:style style:name="P3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 officeooo:paragraph-rsid="0013f284"/>
    </style:style>
    <style:style style:name="P38" style:family="paragraph" style:parent-style-name="Preformatted_20_Text">
      <style:paragraph-properties fo:margin-top="0in" fo:margin-bottom="0in" loext:contextual-spacing="false" fo:orphans="2" fo:widows="2"/>
    </style:style>
    <style:style style:name="P39" style:family="paragraph" style:parent-style-name="Preformatted_20_Text">
      <style:paragraph-properties fo:margin-top="0in" fo:margin-bottom="0in" loext:contextual-spacing="false" fo:orphans="2" fo:widows="2"/>
      <style:text-properties officeooo:paragraph-rsid="00127a3f"/>
    </style:style>
    <style:style style:name="P40" style:family="paragraph" style:parent-style-name="Preformatted_20_Text">
      <style:paragraph-properties fo:margin-top="0in" fo:margin-bottom="0in" loext:contextual-spacing="false" fo:orphans="2" fo:widows="2"/>
      <style:text-properties officeooo:paragraph-rsid="0013f284"/>
    </style:style>
    <style:style style:name="P41" style:family="paragraph" style:parent-style-name="Text_20_body">
      <style:text-properties officeooo:paragraph-rsid="0015caad"/>
    </style:style>
    <style:style style:name="P42" style:family="paragraph" style:parent-style-name="Preformatted_20_Text">
      <style:text-properties officeooo:paragraph-rsid="0015caad"/>
    </style:style>
    <style:style style:name="P43" style:family="paragraph" style:parent-style-name="Preformatted_20_Text">
      <style:paragraph-properties fo:margin-top="0in" fo:margin-bottom="0.1965in" loext:contextual-spacing="false"/>
    </style:style>
    <style:style style:name="P44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 officeooo:paragraph-rsid="0013f284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15caad"/>
    </style:style>
    <style:style style:name="P46" style:family="paragraph" style:parent-style-name="Preformatted_20_Text">
      <style:text-properties fo:font-variant="normal" fo:text-transform="none" fo:color="#212121" fo:font-size="10.5pt" fo:letter-spacing="normal" fo:font-style="normal" fo:font-weight="normal" style:font-weight-asian="normal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206d0a" fo:background-color="#fff200" style:font-weight-asian="bold" style:font-weight-complex="bold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215b21" fo:background-color="#fff200" style:font-weight-asian="bold" style:font-weight-complex="bold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2301b5" fo:background-color="#fff200" style:font-weight-asian="bold" style:font-weight-complex="bold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206d0a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206d0a" officeooo:paragraph-rsid="00206d0a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215b21" officeooo:paragraph-rsid="00215b21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2301b5" officeooo:paragraph-rsid="002301b5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weight="normal" officeooo:rsid="00215b21" officeooo:paragraph-rsid="00215b21" fo:background-color="transparent" style:font-weight-asian="normal" style:font-weight-complex="normal"/>
    </style:style>
    <style:style style:name="P57" style:family="paragraph" style:parent-style-name="Preformatted_20_Text">
      <style:paragraph-properties fo:margin-top="0in" fo:margin-bottom="0.1965in" loext:contextual-spacing="false"/>
    </style:style>
    <style:style style:name="P5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5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60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size="10.5pt" fo:font-style="normal"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93c2"/>
    </style:style>
    <style:style style:name="T6" style:family="text">
      <style:text-properties officeooo:rsid="001c09b1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12121" fo:font-size="10.5pt" fo:letter-spacing="normal" fo:font-style="normal" fo:font-weight="bold" fo:background-color="#fff200" loext:char-shading-value="0" style:font-weight-asian="bold" style:font-weight-complex="bold"/>
    </style:style>
    <style:style style:name="T10" style:family="text">
      <style:text-properties fo:font-variant="normal" fo:text-transform="none" fo:color="#212121" fo:font-size="10.5pt" fo:letter-spacing="normal" fo:font-style="normal" fo:font-weight="bold" officeooo:rsid="0013f284" fo:background-color="#fff200" loext:char-shading-value="0" style:font-weight-asian="bold" style:font-weight-complex="bold"/>
    </style:style>
    <style:style style:name="T11" style:family="text">
      <style:text-properties fo:font-variant="normal" fo:text-transform="none" fo:color="#212121" fo:font-size="10.5pt" fo:letter-spacing="normal" fo:font-style="normal" fo:font-weight="bold" officeooo:rsid="0013f284" style:font-weight-asian="bold" style:font-weight-complex="bold"/>
    </style:style>
    <style:style style:name="T12" style:family="text">
      <style:text-properties fo:font-variant="normal" fo:text-transform="none" fo:color="#212121" fo:font-size="10.5pt" fo:letter-spacing="normal" fo:font-style="normal" officeooo:rsid="0013f2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rt</text:p>
      <text:p text:style-name="P15">Pointwise 50</text:p>
      <text:p text:style-name="P15">Batch size 32</text:p>
      <text:p text:style-name="P15">Max len 256</text:p>
      <text:p text:style-name="P15">lr 3e-6</text:p>
      <text:p text:style-name="P12"/>
      <text:p text:style-name="P44">100%|██████████| 8869/8869 [1:52:05&lt;00:00, <text:s/>1.32it/s]</text:p>
      <text:p text:style-name="P34">100%|██████████| 986/986 [03:58&lt;00:00, <text:s/>4.13it/s]</text:p>
      <text:p text:style-name="P37"><text:s text:c="2"/><text:span text:style-name="T1">0%| <text:s text:c="9"/>| 0/8869 [00:00&lt;?, ?it/s]</text:span></text:p>
      <text:p text:style-name="P26"/>
      <text:p text:style-name="P37"><text:s/><text:span text:style-name="T1">Epoch 1:</text:span></text:p>
      <text:p text:style-name="P37"><text:s text:c="9"/><text:span text:style-name="T1">Train Loss: 0.15 | Train Accuracy: 92.9%</text:span></text:p>
      <text:p text:style-name="P37"><text:s text:c="9"/><text:span text:style-name="T1">Validation Loss: 0.087 | Validation Accuracy: 97.92%</text:span></text:p>
      <text:p text:style-name="P40"/>
      <text:p text:style-name="P3">100%|██████████| 8869/8869 [1:52:13&lt;00:00, <text:s/>1.32it/s]</text:p>
      <text:p text:style-name="P34">100%|██████████| 986/986 [03:58&lt;00:00, <text:s/>4.13it/s]</text:p>
      <text:p text:style-name="P37"><text:s text:c="2"/><text:span text:style-name="T1">0%| <text:s text:c="9"/>| 0/8869 [00:00&lt;?, ?it/s]</text:span></text:p>
      <text:p text:style-name="P26"/>
      <text:p text:style-name="P37"><text:s/><text:span text:style-name="T1">Epoch 2:</text:span></text:p>
      <text:p text:style-name="P37"><text:s text:c="9"/><text:span text:style-name="T1">Train Loss: 0.072 | Train Accuracy: 98.11%</text:span></text:p>
      <text:p text:style-name="P37"><text:s text:c="9"/><text:span text:style-name="T1">Validation Loss: 0.078 | Validation Accuracy: </text:span><text:span text:style-name="T2">98.08%</text:span></text:p>
      <text:p text:style-name="P40"/>
      <text:p text:style-name="P3">100%|██████████| 8869/8869 [1:52:10&lt;00:00, <text:s/>1.32it/s]</text:p>
      <text:p text:style-name="P34">100%|██████████| 986/986 [03:58&lt;00:00, <text:s/>4.13it/s]</text:p>
      <text:p text:style-name="P26"/>
      <text:p text:style-name="P37"><text:s/><text:span text:style-name="T1">Epoch 3:</text:span></text:p>
      <text:p text:style-name="P37"><text:s text:c="9"/><text:span text:style-name="T1">Train Loss: 0.06 | Train Accuracy: 98.4%</text:span></text:p>
      <text:p text:style-name="P23"><text:s text:c="9"/><text:span text:style-name="T3">Validation Loss: 0.083 | Validation Accuracy: 98.07%</text:span></text:p>
      <text:p text:style-name="P6"/>
      <text:p text:style-name="P21">Bert</text:p>
      <text:p text:style-name="P16">P<text:span text:style-name="T5">airwise</text:span> 50</text:p>
      <text:p text:style-name="P16">Batch size 32</text:p>
      <text:p text:style-name="P16">Max len 256</text:p>
      <text:p text:style-name="P16">lr 3e-6</text:p>
      <text:p text:style-name="P21">Margin 0.5</text:p>
      <text:p text:style-name="P28"/>
      <text:p text:style-name="P41">100%|██████████| 8683/8683 [1:46:54&lt;00:00, <text:s/>1.35it/s]</text:p>
      <text:p text:style-name="P41">100%|██████████| 965/965 [03:48&lt;00:00, <text:s/>4.23it/s]</text:p>
      <text:p text:style-name="P42"/>
      <text:p text:style-name="P42"><text:s/>Epoch 1:</text:p>
      <text:p text:style-name="P42"><text:s text:c="9"/>Train Loss: 1.113 | Train Accuracy: 61.68%</text:p>
      <text:p text:style-name="P42"><text:s text:c="9"/>Validation Loss: 0.976 | Validation Accuracy: 69.76%</text:p>
      <text:p text:style-name="P45"/>
      <text:p text:style-name="P42">100%|██████████| 8683/8683 [1:46:57&lt;00:00, <text:s/>1.35it/s]</text:p>
      <text:p text:style-name="P42">100%|██████████| 965/965 [03:48&lt;00:00, <text:s/>4.23it/s]</text:p>
      <text:p text:style-name="P45"><text:s text:c="2"/>0%| <text:s text:c="9"/>| 0/8683 [00:00&lt;?, ?it/s]</text:p>
      <text:p text:style-name="P42"/>
      <text:p text:style-name="P42"><text:s/>Epoch 2:</text:p>
      <text:p text:style-name="P42"><text:s text:c="9"/>Train Loss: 0.882 | Train Accuracy: 73.86%</text:p>
      <text:p text:style-name="P30"><text:s text:c="9"/><text:span text:style-name="T4">Validation Loss: 0.882 | Validation Accuracy: 73.8%</text:span></text:p>
      <text:p text:style-name="P31"/>
      <text:p text:style-name="P12"/>
      <text:p text:style-name="P12">FinBert</text:p>
      <text:p text:style-name="P13">Pointwise 50</text:p>
      <text:p text:style-name="P13">Batch size 32</text:p>
      <text:p text:style-name="P13">Max len 256</text:p>
      <text:p text:style-name="P13"><text:soft-page-break/>lr 3e-6</text:p>
      <text:p text:style-name="P11"/>
      <text:p text:style-name="P5">100%|██████████| 8869/8869 [1:52:07&lt;00:00, <text:s/>1.32it/s]</text:p>
      <text:p text:style-name="P33">100%|██████████| 986/986 [04:00&lt;00:00, <text:s/>4.10it/s]</text:p>
      <text:p text:style-name="P36"><text:s text:c="2"/><text:span text:style-name="T1">0%| <text:s text:c="9"/>| 0/8869 [00:00&lt;?, ?it/s]</text:span></text:p>
      <text:p text:style-name="P25"/>
      <text:p text:style-name="P36"><text:s/><text:span text:style-name="T1">Epoch 1:</text:span></text:p>
      <text:p text:style-name="P36"><text:s text:c="9"/><text:span text:style-name="T1">Train Loss: 0.135 | Train Accuracy: 96.04%</text:span></text:p>
      <text:p text:style-name="P36"><text:s text:c="9"/><text:span text:style-name="T1">Validation Loss: 0.087 | Validation Accuracy: 97.92%</text:span></text:p>
      <text:p text:style-name="P39"/>
      <text:p text:style-name="P2">100%|██████████| 8869/8869 [1:52:10&lt;00:00, <text:s/>1.32it/s]</text:p>
      <text:p text:style-name="P33">100%|██████████| 986/986 [04:00&lt;00:00, <text:s/>4.10it/s]</text:p>
      <text:p text:style-name="P36"><text:s text:c="2"/><text:span text:style-name="T1">0%| <text:s text:c="9"/>| 0/8869 [00:00&lt;?, ?it/s]</text:span></text:p>
      <text:p text:style-name="P25"/>
      <text:p text:style-name="P36"><text:s/><text:span text:style-name="T1">Epoch 2:</text:span></text:p>
      <text:p text:style-name="P36"><text:s text:c="9"/><text:span text:style-name="T1">Train Loss: 0.072 | Train Accuracy: 98.09%</text:span></text:p>
      <text:p text:style-name="P36"><text:s text:c="9"/><text:span text:style-name="T1">Validation Loss: 0.076 | Validation Accuracy: 98.07%</text:span></text:p>
      <text:p text:style-name="P39"/>
      <text:p text:style-name="P2">100%|██████████| 8869/8869 [1:52:09&lt;00:00, <text:s/>1.32it/s]</text:p>
      <text:p text:style-name="P33">100%|██████████| 986/986 [04:00&lt;00:00, <text:s/>4.11it/s]</text:p>
      <text:p text:style-name="P36"><text:s text:c="2"/><text:span text:style-name="T1">0%| <text:s text:c="9"/>| 0/8869 [00:00&lt;?, ?it/s]</text:span></text:p>
      <text:p text:style-name="P25"/>
      <text:p text:style-name="P36"><text:s/><text:span text:style-name="T1">Epoch 3:</text:span></text:p>
      <text:p text:style-name="P36"><text:s text:c="9"/><text:span text:style-name="T1">Train Loss: 0.061 | Train Accuracy: 98.39%</text:span></text:p>
      <text:p text:style-name="P36"><text:s text:c="9"/><text:span text:style-name="T1">Validation Loss: 0.089 | Validation Accuracy: </text:span><text:span text:style-name="T2">98.11%</text:span></text:p>
      <text:p text:style-name="P39"/>
      <text:p text:style-name="P2">100%|██████████| 8869/8869 [1:52:09&lt;00:00, <text:s/>1.32it/s]</text:p>
      <text:p text:style-name="P33">100%|██████████| 986/986 [04:00&lt;00:00, <text:s/>4.11it/s]</text:p>
      <text:p text:style-name="P36"><text:s text:c="2"/><text:span text:style-name="T1">0%| <text:s text:c="9"/>| 0/8869 [00:00&lt;?, ?it/s]</text:span></text:p>
      <text:p text:style-name="P25"/>
      <text:p text:style-name="P36"><text:s/><text:span text:style-name="T1">Epoch 4:</text:span></text:p>
      <text:p text:style-name="P36"><text:s text:c="9"/><text:span text:style-name="T1">Train Loss: 0.052 | Train Accuracy: 98.63%</text:span></text:p>
      <text:p text:style-name="P11"><text:s text:c="9"/><text:span text:style-name="T3">Validation Loss: 0.094 | Validation Accuracy: 98.1%</text:span></text:p>
      <text:p text:style-name="P5"/>
      <text:p text:style-name="P14">LM</text:p>
      <text:p text:style-name="P14">Pointwise 50</text:p>
      <text:p text:style-name="P14">Batch size 32</text:p>
      <text:p text:style-name="P14">Max len 256</text:p>
      <text:p text:style-name="P14">lr 3e-6</text:p>
      <text:p text:style-name="P10"/>
      <text:p text:style-name="P1"/>
      <text:p text:style-name="P1">100%|██████████| 8869/8869 [1:55:30&lt;00:00, <text:s/>1.28it/s]</text:p>
      <text:p text:style-name="P32">100%|██████████| 986/986 [04:00&lt;00:00, <text:s/>4.11it/s]</text:p>
      <text:p text:style-name="P35"><text:s text:c="2"/><text:span text:style-name="T1">0%| <text:s text:c="9"/>| 0/8869 [00:00&lt;?, ?it/s]</text:span></text:p>
      <text:p text:style-name="P24"/>
      <text:p text:style-name="P35"><text:s/><text:span text:style-name="T1">Epoch 1:</text:span></text:p>
      <text:p text:style-name="P35"><text:s text:c="9"/><text:span text:style-name="T1">Train Loss: 0.145 | Train Accuracy: 93.24%</text:span></text:p>
      <text:p text:style-name="P35"><text:s text:c="9"/><text:span text:style-name="T1">Validation Loss: 0.085 | Validation Accuracy: 97.95%</text:span></text:p>
      <text:p text:style-name="P38"/>
      <text:p text:style-name="P1">100%|██████████| 8869/8869 [1:55:34&lt;00:00, <text:s/>1.28it/s]</text:p>
      <text:p text:style-name="P32">100%|██████████| 986/986 [03:59&lt;00:00, <text:s/>4.11it/s]</text:p>
      <text:p text:style-name="P35"><text:s text:c="2"/><text:span text:style-name="T1">0%| <text:s text:c="9"/>| 0/8869 [00:00&lt;?, ?it/s]</text:span></text:p>
      <text:p text:style-name="P24"/>
      <text:p text:style-name="P35"><text:s/><text:span text:style-name="T1">Epoch 2:</text:span></text:p>
      <text:p text:style-name="P35"><text:s text:c="9"/><text:span text:style-name="T1">Train Loss: 0.071 | Train Accuracy: 98.13%</text:span></text:p>
      <text:p text:style-name="P35"><text:s text:c="9"/><text:span text:style-name="T1">Validation Loss: 0.077 | Validation Accuracy: </text:span><text:span text:style-name="T2">98.1%</text:span></text:p>
      <text:p text:style-name="P38"/>
      <text:p text:style-name="P1">100%|██████████| 8869/8869 [1:55:37&lt;00:00, <text:s/>1.28it/s]</text:p>
      <text:p text:style-name="P32">100%|██████████| 986/986 [03:59&lt;00:00, <text:s/>4.11it/s]</text:p>
      <text:p text:style-name="P24"/>
      <text:p text:style-name="P35"><text:s/><text:span text:style-name="T1">Epoch 3:</text:span></text:p>
      <text:p text:style-name="P35"><text:soft-page-break/><text:s text:c="9"/><text:span text:style-name="T1">Train Loss: 0.059 | Train Accuracy: 98.43%</text:span></text:p>
      <text:p text:style-name="P35"><text:s text:c="9"/><text:span text:style-name="T1">Validation Loss: 0.083 | Validation Accuracy: 98.06%</text:span></text:p>
      <text:p text:style-name="Standard"/>
      <text:p text:style-name="P4"/>
      <text:p text:style-name="P22">TANDA</text:p>
      <text:p text:style-name="P17">Pointwise 50</text:p>
      <text:p text:style-name="P17">Batch size 32</text:p>
      <text:p text:style-name="P17">Max len 256</text:p>
      <text:p text:style-name="P17">lr 3e-6</text:p>
      <text:p text:style-name="P17"/>
      <text:p text:style-name="P7">100%|██████████| 8869/8869 [1:51:56&lt;00:00, <text:s/>1.32it/s]</text:p>
      <text:p text:style-name="P32">100%|██████████| 986/986 [03:59&lt;00:00, <text:s/>4.11it/s]</text:p>
      <text:p text:style-name="P35"><text:s text:c="2"/><text:span text:style-name="T1">0%| <text:s text:c="9"/>| 0/8869 [00:00&lt;?, ?it/s]</text:span></text:p>
      <text:p text:style-name="P24"/>
      <text:p text:style-name="P35"><text:s/><text:span text:style-name="T1">Epoch 1:</text:span></text:p>
      <text:p text:style-name="P35"><text:s text:c="9"/><text:span text:style-name="T1">Train Loss: 0.117 | Train Accuracy: 97.15%</text:span></text:p>
      <text:p text:style-name="P35"><text:s text:c="9"/><text:span text:style-name="T1">Validation Loss: 0.085 | Validation Accuracy: 98.01%</text:span></text:p>
      <text:p text:style-name="P38"/>
      <text:p text:style-name="P1">100%|██████████| 8869/8869 [1:51:55&lt;00:00, <text:s/>1.32it/s]</text:p>
      <text:p text:style-name="P32">100%|██████████| 986/986 [03:59&lt;00:00, <text:s/>4.11it/s]</text:p>
      <text:p text:style-name="P35"><text:s text:c="2"/><text:span text:style-name="T1">0%| <text:s text:c="9"/>| 0/8869 [00:00&lt;?, ?it/s]</text:span></text:p>
      <text:p text:style-name="P24"/>
      <text:p text:style-name="P35"><text:s/><text:span text:style-name="T1">Epoch 2:</text:span></text:p>
      <text:p text:style-name="P35"><text:s text:c="9"/><text:span text:style-name="T1">Train Loss: 0.068 | Train Accuracy: 98.2%</text:span></text:p>
      <text:p text:style-name="P35"><text:s text:c="9"/><text:span text:style-name="T1">Validation Loss: 0.078 | Validation Accuracy: 98.14%</text:span></text:p>
      <text:p text:style-name="P38"/>
      <text:p text:style-name="P1">100%|██████████| 8869/8869 [1:51:53&lt;00:00, <text:s/>1.32it/s]</text:p>
      <text:p text:style-name="P32">100%|██████████| 986/986 [03:59&lt;00:00, <text:s/>4.11it/s]</text:p>
      <text:p text:style-name="P24"/>
      <text:p text:style-name="P35"><text:s/><text:span text:style-name="T1">Epoch 3:</text:span></text:p>
      <text:p text:style-name="P35"><text:s text:c="9"/><text:span text:style-name="T1">Train Loss: 0.057 | Train Accuracy: 98.48%</text:span></text:p>
      <text:p text:style-name="P35"><text:s text:c="9"/><text:span text:style-name="T1">Validation Loss: 0.083 | Validation Accuracy: </text:span><text:span text:style-name="T2">98.17%</text:span></text:p>
      <text:p text:style-name="P17"/>
      <text:p text:style-name="P29">Bert</text:p>
      <text:p text:style-name="P18">Pointwise 50</text:p>
      <text:p text:style-name="P18">Batch size <text:span text:style-name="T6">16</text:span></text:p>
      <text:p text:style-name="P18">Max len <text:span text:style-name="T6">512</text:span></text:p>
      <text:p text:style-name="P18">lr 3e-6</text:p>
      <text:p text:style-name="P18"/>
      <text:p text:style-name="P9">100%|██████████| 17738/17738 [4:11:24&lt;00:00, <text:s/>1.18it/s]</text:p>
      <text:p text:style-name="Preformatted_20_Text">100%|██████████| 1972/1972 [08:55&lt;00:00, <text:s/>3.68it/s]</text:p>
      <text:p text:style-name="P43"><text:s text:c="2"/>0%| <text:s text:c="9"/>| 0/17738 [00:00&lt;?, ?it/s]</text:p>
      <text:p text:style-name="Preformatted_20_Text"/>
      <text:p text:style-name="Preformatted_20_Text"><text:s/>Epoch 1:</text:p>
      <text:p text:style-name="Preformatted_20_Text"><text:s text:c="9"/>Train Loss: 0.124 | Train Accuracy: 95.4%</text:p>
      <text:p text:style-name="Preformatted_20_Text"><text:s text:c="9"/>Validation Loss: 0.094 | Validation Accuracy: 97.99%</text:p>
      <text:p text:style-name="P43"/>
      <text:p text:style-name="Preformatted_20_Text">100%|██████████| 17738/17738 [4:11:16&lt;00:00, <text:s/>1.18it/s]</text:p>
      <text:p text:style-name="Preformatted_20_Text">100%|██████████| 1972/1972 [08:54&lt;00:00, <text:s/>3.69it/s]</text:p>
      <text:p text:style-name="P43"><text:s text:c="2"/>0%| <text:s text:c="9"/>| 0/17738 [00:00&lt;?, ?it/s]</text:p>
      <text:p text:style-name="Preformatted_20_Text"/>
      <text:p text:style-name="Preformatted_20_Text"><text:s/>Epoch 2:</text:p>
      <text:p text:style-name="Preformatted_20_Text"><text:s text:c="9"/>Train Loss: 0.073 | Train Accuracy: 98.26%</text:p>
      <text:p text:style-name="Preformatted_20_Text"><text:s text:c="9"/>Validation Loss: 0.09 | Validation Accuracy: <text:span text:style-name="T8">98.07%</text:span></text:p>
      <text:p text:style-name="Preformatted_20_Text"><text:span text:style-name="T8"/></text:p>
      <text:p text:style-name="P55"><text:span text:style-name="T10">f</text:span><text:span text:style-name="T9">inbert</text:span></text:p>
      <text:p text:style-name="P49">Pointwise 50</text:p>
      <text:p text:style-name="P49">Batch size <text:span text:style-name="T6">16</text:span></text:p>
      <text:p text:style-name="P49">Max len <text:span text:style-name="T6">512</text:span></text:p>
      <text:p text:style-name="P49"><text:span text:style-name="T10">lr 3e-6</text:span></text:p>
      <text:p text:style-name="P54"><text:span text:style-name="T10"/></text:p>
      <text:p text:style-name="P56"><text:span text:style-name="T12">100%|██████████| 17738/17738 [4:18:57&lt;00:00, <text:s/>1.14it/s]</text:span></text:p>
      <text:p text:style-name="Preformatted_20_Text">100%|██████████| 1972/1972 [08:56&lt;00:00, <text:s/>3.68it/s]</text:p>
      <text:p text:style-name="P43"><text:s text:c="2"/>0%| <text:s text:c="9"/>| 0/17738 [00:00&lt;?, ?it/s]</text:p>
      <text:p text:style-name="Preformatted_20_Text"/>
      <text:p text:style-name="Preformatted_20_Text"><text:s/>Epoch 1:</text:p>
      <text:p text:style-name="Preformatted_20_Text"><text:s text:c="9"/>Train Loss: 0.116 | Train Accuracy: 97.01%</text:p>
      <text:p text:style-name="Preformatted_20_Text"><text:s text:c="9"/>Validation Loss: 0.098 | Validation Accuracy: 97.96%</text:p>
      <text:p text:style-name="P43"/>
      <text:p text:style-name="Preformatted_20_Text">100%|██████████| 17738/17738 [4:19:45&lt;00:00, <text:s/>1.14it/s]</text:p>
      <text:p text:style-name="Preformatted_20_Text">100%|██████████| 1972/1972 [08:56&lt;00:00, <text:s/>3.68it/s]</text:p>
      <text:p text:style-name="P43"><text:s text:c="2"/>0%| <text:s text:c="9"/>| 0/17738 [00:00&lt;?, ?it/s]</text:p>
      <text:p text:style-name="Preformatted_20_Text"/>
      <text:p text:style-name="Preformatted_20_Text"><text:s/>Epoch 2:</text:p>
      <text:p text:style-name="Preformatted_20_Text"><text:s text:c="9"/>Train Loss: 0.074 | Train Accuracy: 98.24%</text:p>
      <text:p text:style-name="Preformatted_20_Text"><text:s text:c="9"/>Validation Loss: 0.092 | Validation Accuracy: 98.1%</text:p>
      <text:p text:style-name="P54"><text:span text:style-name="T10"/></text:p>
      <text:p text:style-name="P54"><text:span text:style-name="T10"/></text:p>
      <text:p text:style-name="P54"><text:span text:style-name="T10">l</text:span><text:span text:style-name="T9">m</text:span></text:p>
      <text:p text:style-name="P48">Pointwise 50</text:p>
      <text:p text:style-name="P48">Batch size <text:span text:style-name="T6">16</text:span></text:p>
      <text:p text:style-name="P48">Max len <text:span text:style-name="T6">512</text:span></text:p>
      <text:p text:style-name="P48"><text:span text:style-name="T8">lr 3e-6</text:span></text:p>
      <text:p text:style-name="Preformatted_20_Text"><text:span text:style-name="T8"/></text:p>
      <text:p text:style-name="P46">100%|██████████| 17738/17738 [4:15:36&lt;00:00, <text:s/>1.16it/s]</text:p>
      <text:p text:style-name="P32">100%|██████████| 1972/1972 [08:55&lt;00:00, <text:s/>3.68it/s]</text:p>
      <text:p text:style-name="P35"><text:s text:c="2"/><text:span text:style-name="T1">0%| <text:s text:c="9"/>| 0/17738 [00:00&lt;?, ?it/s]</text:span></text:p>
      <text:p text:style-name="P24"/>
      <text:p text:style-name="P35"><text:soft-page-break/><text:s/><text:span text:style-name="T1">Epoch 1:</text:span></text:p>
      <text:p text:style-name="P35"><text:s text:c="9"/><text:span text:style-name="T1">Train Loss: 0.121 | Train Accuracy: 95.55%</text:span></text:p>
      <text:p text:style-name="P35"><text:s text:c="9"/><text:span text:style-name="T1">Validation Loss: 0.092 | Validation Accuracy: 98.03%</text:span></text:p>
      <text:p text:style-name="P38"/>
      <text:p text:style-name="P1">100%|██████████| 17738/17738 [4:15:45&lt;00:00, <text:s/>1.16it/s]</text:p>
      <text:p text:style-name="P32">100%|██████████| 1972/1972 [08:56&lt;00:00, <text:s/>3.68it/s]</text:p>
      <text:p text:style-name="P35"><text:s text:c="2"/><text:span text:style-name="T1">0%| <text:s text:c="9"/>| 0/17738 [00:00&lt;?, ?it/s]</text:span></text:p>
      <text:p text:style-name="P24"/>
      <text:p text:style-name="P35"><text:s/><text:span text:style-name="T1">Epoch 2:</text:span></text:p>
      <text:p text:style-name="P35"><text:s text:c="9"/><text:span text:style-name="T1">Train Loss: 0.071 | Train Accuracy: 98.3%</text:span></text:p>
      <text:p text:style-name="P35"><text:s text:c="9"/><text:span text:style-name="T1">Validation Loss: 0.089 | Validation Accuracy: </text:span><text:span text:style-name="T2">98.15%</text:span></text:p>
      <text:p text:style-name="Preformatted_20_Text"><text:span text:style-name="T8"/></text:p>
      <text:p text:style-name="Preformatted_20_Text"><text:span text:style-name="T8"/></text:p>
      <text:p text:style-name="P52"><text:span text:style-name="T10">m</text:span><text:span text:style-name="T9">s</text:span></text:p>
      <text:p text:style-name="P47">Pointwise 50</text:p>
      <text:p text:style-name="P47">Batch size <text:span text:style-name="T6">16</text:span></text:p>
      <text:p text:style-name="P47">Max len <text:span text:style-name="T6">512</text:span></text:p>
      <text:p text:style-name="P47">lr 3e-6</text:p>
      <text:p text:style-name="P47"><text:span text:style-name="T8"/></text:p>
      <text:p text:style-name="P51">100%|██████████| 17738/17738 [4:17:48&lt;00:00, <text:s/>1.15it/s]</text:p>
      <text:p text:style-name="P32">100%|██████████| 1972/1972 [08:55&lt;00:00, <text:s/>3.68it/s]</text:p>
      <text:p text:style-name="P35"><text:s text:c="2"/><text:span text:style-name="T1">0%| <text:s text:c="9"/>| 0/17738 [00:00&lt;?, ?it/s]</text:span></text:p>
      <text:p text:style-name="P24"/>
      <text:p text:style-name="P35"><text:s/><text:span text:style-name="T1">Epoch 1:</text:span></text:p>
      <text:p text:style-name="P35"><text:s text:c="9"/><text:span text:style-name="T1">Train Loss: 0.09 | Train Accuracy: 97.83%</text:span></text:p>
      <text:p text:style-name="P35"><text:s text:c="9"/><text:span text:style-name="T1">Validation Loss: 0.088 | Validation Accuracy: 98.05%</text:span></text:p>
      <text:p text:style-name="P38"/>
      <text:p text:style-name="P1">100%|██████████| 17738/17738 [4:18:12&lt;00:00, <text:s/>1.14it/s]</text:p>
      <text:p text:style-name="P32">100%|██████████| 1972/1972 [08:56&lt;00:00, <text:s/>3.68it/s]</text:p>
      <text:p text:style-name="P35"><text:s text:c="2"/><text:span text:style-name="T1">0%| <text:s text:c="9"/>| 0/17738 [00:00&lt;?, ?it/s]</text:span></text:p>
      <text:p text:style-name="P24"/>
      <text:p text:style-name="P35"><text:s/><text:span text:style-name="T1">Epoch 2:</text:span></text:p>
      <text:p text:style-name="P35"><text:s text:c="9"/><text:span text:style-name="T1">Train Loss: 0.069 | Train Accuracy: 98.39%</text:span></text:p>
      <text:p text:style-name="P35"><text:s text:c="9"/><text:span text:style-name="T1">Validation Loss: 0.09 | Validation Accuracy: </text:span><text:span text:style-name="T2">98.12%</text:span></text:p>
      <text:p text:style-name="P47"><text:span text:style-name="T8"/></text:p>
      <text:p text:style-name="P47"><text:span text:style-name="T8"/></text:p>
      <text:p text:style-name="P27"><text:span text:style-name="T10">t</text:span><text:span text:style-name="T9">anda</text:span></text:p>
      <text:p text:style-name="P19">Pointwise 50</text:p>
      <text:p text:style-name="P19">Batch size <text:span text:style-name="T6">16</text:span></text:p>
      <text:p text:style-name="P19">Max len <text:span text:style-name="T6">512</text:span></text:p>
      <text:p text:style-name="P19">lr 3e-6</text:p>
      <text:p text:style-name="P18"/>
      <text:p text:style-name="P8">100%|██████████| 17738/17738 [4:09:28&lt;00:00, <text:s/>1.19it/s]</text:p>
      <text:p text:style-name="P32">100%|██████████| 1972/1972 [08:57&lt;00:00, <text:s/>3.67it/s]</text:p>
      <text:p text:style-name="P35"><text:s text:c="2"/><text:span text:style-name="T1">0%| <text:s text:c="9"/>| 0/17738 [00:00&lt;?, ?it/s]</text:span></text:p>
      <text:p text:style-name="P24"/>
      <text:p text:style-name="P35"><text:s/><text:span text:style-name="T1">Epoch 1:</text:span></text:p>
      <text:p text:style-name="P35"><text:s text:c="9"/><text:span text:style-name="T1">Train Loss: 0.104 | Train Accuracy: 97.58%</text:span></text:p>
      <text:p text:style-name="P35"><text:s text:c="9"/><text:span text:style-name="T1">Validation Loss: 0.091 | Validation Accuracy: 98.04%</text:span></text:p>
      <text:p text:style-name="P38"/>
      <text:p text:style-name="P1">100%|██████████| 17738/17738 [4:09:27&lt;00:00, <text:s/>1.19it/s]</text:p>
      <text:p text:style-name="P32">100%|██████████| 1972/1972 [08:56&lt;00:00, <text:s/>3.67it/s]</text:p>
      <text:p text:style-name="P35"><text:s text:c="2"/><text:span text:style-name="T1">0%| <text:s text:c="9"/>| 0/17738 [00:00&lt;?, ?it/s]</text:span></text:p>
      <text:p text:style-name="P24"/>
      <text:p text:style-name="P35"><text:s/><text:span text:style-name="T1">Epoch 2:</text:span></text:p>
      <text:p text:style-name="P35"><text:s text:c="9"/><text:span text:style-name="T1">Train Loss: 0.069 | Train Accuracy: 98.34%</text:span></text:p>
      <text:p text:style-name="P35"><text:s text:c="9"/><text:span text:style-name="T1">Validation Loss: 0.092 | Validation Accuracy: </text:span><text:span text:style-name="T2">98.14%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1:12:39.133755139</meta:creation-date>
    <dc:date>2020-03-30T18:06:19.697409568</dc:date>
    <meta:editing-duration>PT1H3M42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5" meta:paragraph-count="197" meta:word-count="817" meta:character-count="6932" meta:non-whitespace-character-count="5556"/>
  </office:meta>
</office:document-meta>
</file>